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1_00-55-15_000.jpg</text:p>
          </table:table-cell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1_03-06-28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1_03-06-36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1_09-15-33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1_09-25-33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1_09-25-39_000.jpg</text:p>
          </table:table-cell>
          <table:table-cell table:style-name="ce19" office:value-type="string">
            <text:p>:m :? #*# / topic=倫理。道徳 / content=「前世の因縁」を失くすのは良し。代わりに、では、悪行を、どうやって抑制する？ / status=~ / other=~,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? #*# / topic=倫理。道徳 / content=「前世の因縁」を失くすのは良し。代わりに、では、悪行を、どうやって抑制する？ / status=~ / other=~,id=~">
            <text:p>:m :? #*# / topic=倫理。道徳 / content=「前世の因縁」を失くすのは良し。代わりに、では、悪行を、どうやって抑制する？ / status=~ / other=~,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1_12-19-3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1_14-32-08_000.jpg</text:p>
          </table:table-cell>
          <table:table-cell table:style-name="ce19" office:value-type="string">
            <text:p>:m RES #*# / free# JVEMV6 76#_51:1 / 76. physics / w=~,topics=ルベーグ積分：考え方,other=i+,s=~,i=~,doc=r-2-7~2#5.5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#*# / free# JVEMV6 76#_51:1 / 76. physics / w=~,topics=ルベーグ積分：考え方,other=i+,s=~,i=~,doc=r-2-7~2#5.5">
            <text:p>:m RES #*# / free# JVEMV6 76#_51:1 / 76. physics / w=~,topics=ルベーグ積分：考え方,other=i+,s=~,i=~,doc=r-2-7~2#5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1_15-45-37_000.jpg</text:p>
          </table:table-cell>
          <table:table-cell table:style-name="ce19" office:value-type="string">
            <text:p>:m :尺八,shakuhachi,bamboo #*# / session-memo / s.1:todays-melody,key=~,i.f.=~,Re+,other=~,R=1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:尺八,shakuhachi,bamboo #*# / session-memo / s.1:todays-melody,key=~,i.f.=~,Re+,other=~,R=1">
            <text:p>:m :尺八,shakuhachi,bamboo #*# / session-memo / s.1:todays-melody,key=~,i.f.=~,Re+,other=~,R=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1_01-52-23_000.mp4</text:p>
          </table:table-cell>
          <table:table-cell table:style-name="ce19" office:value-type="string">
            <text:p><text:s/>:VIDEO / @自室 / 記録 / topic=謡い[うたい / content=「めでためでたの…」（『山家鳥虫歌』より）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VIDEO / @自室 / 記録 / topic=謡い[うたい / content=「めでためでたの…」（『山家鳥虫歌』より）">
            <text:p><text:s/>:VIDEO / @自室 / 記録 / topic=謡い[うたい / content=「めでためでたの…」（『山家鳥虫歌』より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1_15-37-55_000.mp4</text:p>
          </table:table-cell>
          <table:table-cell table:style-name="ce19" office:value-type="string">
            <text:p>###:VIDEO / @自室 / 記録 / jap.flute-bamboo / 演奏、play / R=1 / genr=todays-melody,Re+,R=1,notes=~,other=~,type=~,feel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###:VIDEO / @自室 / 記録 / jap.flute-bamboo / 演奏、play / R=1 / genr=todays-melody,Re+,R=1,notes=~,other=~,type=~,feel=~">
            <text:p>###:VIDEO / @自室 / 記録 / jap.flute-bamboo / 演奏、play / R=1 / genr=todays-melody,Re+,R=1,notes=~,other=~,type=~,feel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2021/12/11</text:date>, <text:time>22:11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1T22:11:42.71</dc:date>
    <dc:creator>iwabuchi ken</dc:creator>
    <meta:editing-duration>P40DT19H38M17S</meta:editing-duration>
    <meta:editing-cycles>13983</meta:editing-cycles>
    <meta:document-statistic meta:table-count="1" meta:cell-count="452" meta:object-count="0"/>
    <meta:user-defined meta:name="qrichtext">1</meta:user-defined>
  </office:meta>
</office:document-meta>
</file>